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d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tru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rt Node</text:p>
          </table:table-cell>
          <table:table-cell office:value-type="string" calcext:value-type="string">
            <text:p>Hinge</text:p>
          </table:table-cell>
          <table:table-cell office:value-type="string" calcext:value-type="string">
            <text:p>End Node</text:p>
          </table:table-cell>
          <table:table-cell office:value-type="string" calcext:value-type="string">
            <text:p>Hin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trutLoad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ru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</table:table-row>
      </table:table>
      <table:table table:name="NodeLoad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M</text:p>
          </table:table-cell>
        </table:table-row>
      </table:table>
      <table:table table:name="Constrain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h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7:59:54.082345348</meta:creation-date>
    <dc:date>2016-07-23T18:19:53.910020612</dc:date>
    <meta:editing-duration>PT4M47S</meta:editing-duration>
    <meta:editing-cycles>2</meta:editing-cycles>
    <meta:generator>LibreOffice/4.2.8.2$Linux_X86_64 LibreOffice_project/420m0$Build-2</meta:generator>
    <meta:document-statistic meta:table-count="5" meta:cell-count="35" meta:object-count="0"/>
  </office:meta>
</office:document-meta>
</file>